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number-columns-repeated="71" table:default-cell-style-name="Default"/>
        <table:table-row table:style-name="ro1">
          <table:table-cell office:value-type="float" office:value="65" calcext:value-type="float">
            <text:p>65</text:p>
          </table:table-cell>
          <table:table-cell table:number-columns-repeated="70"/>
        </table:table-row>
        <table:table-row table:style-name="ro1">
          <table:table-cell table:number-columns-repeated="65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65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65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65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65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65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11" office:value-type="string" calcext:value-type="string">
            <text:p>FLOOR:2|</text:p>
          </table:table-cell>
          <table:table-cell table:number-columns-repeated="4" office:value-type="string" calcext:value-type="string">
            <text:p>FLOOR:2|DEPLOY:1|</text:p>
          </table:table-cell>
          <table:table-cell table:number-columns-repeated="50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11" office:value-type="string" calcext:value-type="string">
            <text:p>FLOOR:2|</text:p>
          </table:table-cell>
          <table:table-cell table:number-columns-repeated="4" office:value-type="string" calcext:value-type="string">
            <text:p>FLOOR:2|DEPLOY:1|</text:p>
          </table:table-cell>
          <table:table-cell table:number-columns-repeated="35" office:value-type="string" calcext:value-type="string">
            <text:p>FLOOR:2|</text:p>
          </table:table-cell>
          <table:table-cell table:number-columns-repeated="3" office:value-type="string" calcext:value-type="string">
            <text:p>FLOOR:2|DEPLOY:1|</text:p>
          </table:table-cell>
          <table:table-cell table:number-columns-repeated="12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11" office:value-type="string" calcext:value-type="string">
            <text:p>FLOOR:2|</text:p>
          </table:table-cell>
          <table:table-cell table:number-columns-repeated="4" office:value-type="string" calcext:value-type="string">
            <text:p>FLOOR:2|DEPLOY:1|</text:p>
          </table:table-cell>
          <table:table-cell table:number-columns-repeated="35" office:value-type="string" calcext:value-type="string">
            <text:p>FLOOR:2|</text:p>
          </table:table-cell>
          <table:table-cell table:number-columns-repeated="3" office:value-type="string" calcext:value-type="string">
            <text:p>FLOOR:2|DEPLOY:1|</text:p>
          </table:table-cell>
          <table:table-cell table:number-columns-repeated="12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50" office:value-type="string" calcext:value-type="string">
            <text:p>FLOOR:2|</text:p>
          </table:table-cell>
          <table:table-cell table:number-columns-repeated="3" office:value-type="string" calcext:value-type="string">
            <text:p>FLOOR:2|DEPLOY:1|</text:p>
          </table:table-cell>
          <table:table-cell table:number-columns-repeated="12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50" office:value-type="string" calcext:value-type="string">
            <text:p>FLOOR:2|</text:p>
          </table:table-cell>
          <table:table-cell office:value-type="string" calcext:value-type="string">
            <text:p>FLOOR:2|SCENERY:15:3|</text:p>
          </table:table-cell>
          <table:table-cell table:number-columns-repeated="14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12" office:value-type="string" calcext:value-type="string">
            <text:p>FLOOR:2|</text:p>
          </table:table-cell>
          <table:table-cell office:value-type="string" calcext:value-type="string">
            <text:p>FLOOR:2|SCENERY:16:3|</text:p>
          </table:table-cell>
          <table:table-cell table:number-columns-repeated="12" office:value-type="string" calcext:value-type="string">
            <text:p>FLOOR:2|</text:p>
          </table:table-cell>
          <table:table-cell table:number-columns-repeated="12" office:value-type="string" calcext:value-type="string">
            <text:p>WALL:16|</text:p>
          </table:table-cell>
          <table:table-cell table:number-columns-repeated="10" office:value-type="string" calcext:value-type="string">
            <text:p>FLOOR:2|</text:p>
          </table:table-cell>
          <table:table-cell table:number-columns-repeated="4"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office:value-type="string" calcext:value-type="string">
            <text:p>WALL:16|</text:p>
          </table:table-cell>
          <table:table-cell table:number-columns-repeated="12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10" office:value-type="string" calcext:value-type="string">
            <text:p>FLOOR:2|</text:p>
          </table:table-cell>
          <table:table-cell table:number-columns-repeated="3"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table:number-columns-repeated="3" office:value-type="string" calcext:value-type="string">
            <text:p>WALL:16|</text:p>
          </table:table-cell>
          <table:table-cell table:number-columns-repeated="8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style-name="ce1" office:value-type="string" calcext:value-type="string">
            <text:p>FLOOR:1|DEPLOY:2|</text:p>
          </table:table-cell>
          <table:table-cell table:number-columns-repeated="8" office:value-type="string" calcext:value-type="string">
            <text:p>FLOOR:1|</text:p>
          </table:table-cell>
          <table:table-cell table:style-name="ce1" office:value-type="string" calcext:value-type="string">
            <text:p>FLOOR:1|DEPLOY:2|</text:p>
          </table:table-cell>
          <table:table-cell office:value-type="string" calcext:value-type="string">
            <text:p>WALL:16|</text:p>
          </table:table-cell>
          <table:table-cell table:number-columns-repeated="10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12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10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5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8" office:value-type="string" calcext:value-type="string">
            <text:p>FLOOR:2|</text:p>
          </table:table-cell>
          <table:table-cell table:number-columns-repeated="6"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table:number-columns-repeated="5" office:value-type="string" calcext:value-type="string">
            <text:p>WALL:16|</text:p>
          </table:table-cell>
          <table:table-cell table:number-columns-repeated="10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FLOOR:1|SCENERY:30:0|</text:p>
          </table:table-cell>
          <table:table-cell office:value-type="string" calcext:value-type="string">
            <text:p>WALL:16|</text:p>
          </table:table-cell>
          <table:table-cell table:number-columns-repeated="12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10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30:0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FLOOR:1|SCENERY:30:0|</text:p>
          </table:table-cell>
          <table:table-cell office:value-type="string" calcext:value-type="string">
            <text:p>WALL:16|</text:p>
          </table:table-cell>
          <table:table-cell table:number-columns-repeated="1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office:value-type="string" calcext:value-type="string">
            <text:p>WALL:16|</text:p>
          </table:table-cell>
          <table:table-cell table:number-columns-repeated="14" office:value-type="string" calcext:value-type="string">
            <text:p>FLOOR:2|</text:p>
          </table:table-cell>
          <table:table-cell table:number-columns-repeated="2"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table:number-columns-repeated="3" office:value-type="string" calcext:value-type="string">
            <text:p>WALL:16|</text:p>
          </table:table-cell>
          <table:table-cell table:number-columns-repeated="12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10" office:value-type="string" calcext:value-type="string">
            <text:p>FLOOR:2|</text:p>
          </table:table-cell>
          <table:table-cell table:number-columns-repeated="3"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table:number-columns-repeated="3" office:value-type="string" calcext:value-type="string">
            <text:p>WALL:16|</text:p>
          </table:table-cell>
          <table:table-cell table:number-columns-repeated="7" office:value-type="string" calcext:value-type="string">
            <text:p>FLOOR:2|</text:p>
          </table:table-cell>
          <table:table-cell table:number-columns-repeated="5" office:value-type="string" calcext:value-type="string">
            <text:p>WALL:16|</text:p>
          </table:table-cell>
          <table:table-cell office:value-type="string" calcext:value-type="string">
            <text:p>WALL:16|SCENERY:29:0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table:number-columns-repeated="7" office:value-type="string" calcext:value-type="string">
            <text:p>WALL:16|</text:p>
          </table:table-cell>
          <table:table-cell table:number-columns-repeated="9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14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1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9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7:0|</text:p>
          </table:table-cell>
          <table:table-cell table:number-columns-repeated="9" office:value-type="string" calcext:value-type="string">
            <text:p>FLOOR:1|</text:p>
          </table:table-cell>
          <table:table-cell office:value-type="string" calcext:value-type="string">
            <text:p>FLOOR:1|SCENERY:7:0|</text:p>
          </table:table-cell>
          <table:table-cell office:value-type="string" calcext:value-type="string">
            <text:p>WALL:16|</text:p>
          </table:table-cell>
          <table:table-cell table:number-columns-repeated="6" office:value-type="string" calcext:value-type="string">
            <text:p>FLOOR:2|</text:p>
          </table:table-cell>
          <table:table-cell table:number-columns-repeated="4"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table:number-columns-repeated="5" office:value-type="string" calcext:value-type="string">
            <text:p>WALL:16|</text:p>
          </table:table-cell>
          <table:table-cell table:number-columns-repeated="10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1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9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office:value-type="string" calcext:value-type="string">
            <text:p>WALL:16|</text:p>
          </table:table-cell>
          <table:table-cell table:number-columns-repeated="11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6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7:0|</text:p>
          </table:table-cell>
          <table:table-cell table:number-columns-repeated="4" office:value-type="string" calcext:value-type="string">
            <text:p>FLOOR:1|</text:p>
          </table:table-cell>
          <table:table-cell office:value-type="string" calcext:value-type="string">
            <text:p>FLOOR:1|SCENERY:15:1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FLOOR:1|SCENERY:1:0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table:number-columns-repeated="3" office:value-type="string" calcext:value-type="string">
            <text:p>FLOOR:2|DEPLOY:1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9" office:value-type="string" calcext:value-type="string">
            <text:p>FLOOR:2|</text:p>
          </table:table-cell>
          <table:table-cell table:number-columns-repeated="4"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table:number-columns-repeated="11" office:value-type="string" calcext:value-type="string">
            <text:p>WALL:16|</text:p>
          </table:table-cell>
          <table:table-cell table:number-columns-repeated="13" office:value-type="string" calcext:value-type="string">
            <text:p>FLOOR:1|</text:p>
          </table:table-cell>
          <table:table-cell table:number-columns-repeated="8" office:value-type="string" calcext:value-type="string">
            <text:p>WALL:16|</text:p>
          </table:table-cell>
          <table:table-cell table:number-columns-repeated="8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table:number-columns-repeated="3" office:value-type="string" calcext:value-type="string">
            <text:p>FLOOR:2|DEPLOY:1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9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FLOOR:1|SCENERY:16:3|</text:p>
          </table:table-cell>
          <table:table-cell table:number-columns-repeated="17" office:value-type="string" calcext:value-type="string">
            <text:p>FLOOR:1|</text:p>
          </table:table-cell>
          <table:table-cell office:value-type="string" calcext:value-type="string">
            <text:p>FLOOR:1|SCENERY:35:0|</text:p>
          </table:table-cell>
          <table:table-cell table:number-columns-repeated="2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table:number-columns-repeated="3" office:value-type="string" calcext:value-type="string">
            <text:p>FLOOR:2|DEPLOY:1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9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table:number-columns-repeated="6"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table:number-columns-repeated="7" office:value-type="string" calcext:value-type="string">
            <text:p>WALL:16|</text:p>
          </table:table-cell>
          <table:table-cell table:number-columns-repeated="13" office:value-type="string" calcext:value-type="string">
            <text:p>FLOOR:1|</text:p>
          </table:table-cell>
          <table:table-cell table:number-columns-repeated="4"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table:number-columns-repeated="3" office:value-type="string" calcext:value-type="string">
            <text:p>WALL:16|</text:p>
          </table:table-cell>
          <table:table-cell table:number-columns-repeated="8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10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FLOOR:2|</text:p>
          </table:table-cell>
          <table:table-cell table:number-columns-repeated="3" office:value-type="string" calcext:value-type="string">
            <text:p>FLOOR:2|DEPLOY:1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5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13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8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2"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FLOOR:2|</text:p>
          </table:table-cell>
          <table:table-cell table:number-columns-repeated="3" office:value-type="string" calcext:value-type="string">
            <text:p>FLOOR:2|DEPLOY:1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5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1:0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FLOOR:1|SCENERY:13:0|</text:p>
          </table:table-cell>
          <table:table-cell table:number-columns-repeated="9" office:value-type="string" calcext:value-type="string">
            <text:p>FLOOR:1|</text:p>
          </table:table-cell>
          <table:table-cell office:value-type="string" calcext:value-type="string">
            <text:p>FLOOR:1|SCENERY:1:0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SCENERY:38:0|</text:p>
          </table:table-cell>
          <table:table-cell office:value-type="string" calcext:value-type="string">
            <text:p>FLOOR:1|SCENERY:36:0|</text:p>
          </table:table-cell>
          <table:table-cell table:number-columns-repeated="4" office:value-type="string" calcext:value-type="string">
            <text:p>FLOOR:1|</text:p>
          </table:table-cell>
          <table:table-cell office:value-type="string" calcext:value-type="string">
            <text:p>FLOOR:1|SCENERY:37:0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FLOOR:2|</text:p>
          </table:table-cell>
          <table:table-cell table:number-columns-repeated="3" office:value-type="string" calcext:value-type="string">
            <text:p>FLOOR:2|DEPLOY:1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5" office:value-type="string" calcext:value-type="string">
            <text:p>FLOOR:2|</text:p>
          </table:table-cell>
          <table:table-cell table:number-columns-repeated="7"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table:number-columns-repeated="7"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2|</text:p>
          </table:table-cell>
          <table:table-cell table:number-columns-repeated="6"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table:number-columns-repeated="3"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9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11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8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6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office:value-type="string" calcext:value-type="string">
            <text:p>WALL:16|</text:p>
          </table:table-cell>
          <table:table-cell table:number-columns-repeated="5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11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8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table:number-columns-repeated="3"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table:number-columns-repeated="3"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6" office:value-type="string" calcext:value-type="string">
            <text:p>FLOOR:2|</text:p>
          </table:table-cell>
          <table:table-cell table:number-columns-repeated="5" office:value-type="string" calcext:value-type="string">
            <text:p>WALL:16|</text:p>
          </table:table-cell>
          <table:table-cell office:value-type="string" calcext:value-type="string">
            <text:p>WALL:16|SCENERY:29:0|</text:p>
          </table:table-cell>
          <table:table-cell office:value-type="string" calcext:value-type="string">
            <text:p>FLOOR:1|DOOR:2|</text:p>
          </table:table-cell>
          <table:table-cell table:number-columns-repeated="6"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7:0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FLOOR:1|SCENERY:15:1|</text:p>
          </table:table-cell>
          <table:table-cell table:number-columns-repeated="5"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6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FLOOR:1|SCENERY:34:0|</text:p>
          </table:table-cell>
          <table:table-cell office:value-type="string" calcext:value-type="string">
            <text:p>COMP:1|OWNER:2|</text:p>
          </table:table-cell>
          <table:table-cell table:number-columns-repeated="4" office:value-type="string" calcext:value-type="string">
            <text:p>FLOOR:1|</text:p>
          </table:table-cell>
          <table:table-cell office:value-type="string" calcext:value-type="string">
            <text:p>FLOOR:1|SCENERY:7:0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1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table:number-columns-repeated="4"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6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11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6:0|</text:p>
          </table:table-cell>
          <table:table-cell table:number-columns-repeated="4" office:value-type="string" calcext:value-type="string">
            <text:p>FLOOR:1|</text:p>
          </table:table-cell>
          <table:table-cell table:number-columns-repeated="5"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FLOOR:1|SCENERY:33:0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6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table:number-columns-repeated="5"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table:number-columns-repeated="7"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table:number-columns-repeated="4"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office:value-type="string" calcext:value-type="string">
            <text:p>WALL:16|</text:p>
          </table:table-cell>
          <table:table-cell table:number-columns-repeated="6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1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33:0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6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2|</text:p>
          </table:table-cell>
          <table:table-cell table:number-columns-repeated="3"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table:number-columns-repeated="5" office:value-type="string" calcext:value-type="string">
            <text:p>WALL:16|</text:p>
          </table:table-cell>
          <table:table-cell table:number-columns-repeated="10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2"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table:number-columns-repeated="5"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style-name="ce1" office:value-type="string" calcext:value-type="string">
            <text:p>FLOOR:1|DEPLOY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10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COMP:1|OWNER:2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15:0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10" office:value-type="string" calcext:value-type="string">
            <text:p>FLOOR:2|</text:p>
          </table:table-cell>
          <table:table-cell table:number-columns-repeated="2"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9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6:0|</text:p>
          </table:table-cell>
          <table:table-cell office:value-type="string" calcext:value-type="string">
            <text:p>FLOOR:1|SCENERY:16:3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35:0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table:number-columns-repeated="2"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office:value-type="string" calcext:value-type="string">
            <text:p>WALL:16|</text:p>
          </table:table-cell>
          <table:table-cell table:number-columns-repeated="17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5" office:value-type="string" calcext:value-type="string">
            <text:p>FLOOR:2|</text:p>
          </table:table-cell>
          <table:table-cell office:value-type="string" calcext:value-type="string">
            <text:p>FLOOR:2|DEPLOY:1|</text:p>
          </table:table-cell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3" office:value-type="string" calcext:value-type="string">
            <text:p>WALL:16|</text:p>
          </table:table-cell>
          <table:table-cell table:number-columns-repeated="4" office:value-type="string" calcext:value-type="string">
            <text:p>FLOOR:1|</text:p>
          </table:table-cell>
          <table:table-cell table:number-columns-repeated="4"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WALL:16|SCENERY:43:0|</text:p>
          </table:table-cell>
          <table:table-cell office:value-type="string" calcext:value-type="string">
            <text:p>FLOOR:1|DOOR:2|</text:p>
          </table:table-cell>
          <table:table-cell table:number-columns-repeated="2"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table:number-columns-repeated="3" office:value-type="string" calcext:value-type="string">
            <text:p>WALL:16|</text:p>
          </table:table-cell>
          <table:table-cell table:number-columns-repeated="7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11" office:value-type="string" calcext:value-type="string">
            <text:p>FLOOR:2|</text:p>
          </table:table-cell>
          <table:table-cell table:number-columns-repeated="3" office:value-type="string" calcext:value-type="string">
            <text:p>FLOOR:2|DEPLOY:1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FLOOR:2|</text:p>
          </table:table-cell>
          <table:table-cell table:number-columns-repeated="2" office:value-type="string" calcext:value-type="string">
            <text:p>WALL:16|</text:p>
          </table:table-cell>
          <table:table-cell office:value-type="string" calcext:value-type="string">
            <text:p>WALL:16|SCENERY:29:0|</text:p>
          </table:table-cell>
          <table:table-cell table:number-columns-repeated="4"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table:number-columns-repeated="3" office:value-type="string" calcext:value-type="string">
            <text:p>WALL:16|</text:p>
          </table:table-cell>
          <table:table-cell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COMP:1|OWNER:2|</text:p>
          </table:table-cell>
          <table:table-cell table:number-columns-repeated="25" office:value-type="string" calcext:value-type="string">
            <text:p>FLOOR:1|</text:p>
          </table:table-cell>
          <table:table-cell office:value-type="string" calcext:value-type="string">
            <text:p>FLOOR:1|SCENERY:35:0|</text:p>
          </table:table-cell>
          <table:table-cell table:number-columns-repeated="4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2|</text:p>
          </table:table-cell>
          <table:table-cell table:number-columns-repeated="8"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table:number-columns-repeated="3" office:value-type="string" calcext:value-type="string">
            <text:p>FLOOR:2|DEPLOY:1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style-name="ce1" office:value-type="string" calcext:value-type="string">
            <text:p>FLOOR:1|DEPLOY:2|</text:p>
          </table:table-cell>
          <table:table-cell office:value-type="string" calcext:value-type="string">
            <text:p>FLOOR:1|SCENERY:24:0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34:0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6" office:value-type="string" calcext:value-type="string">
            <text:p>FLOOR:1|</text:p>
          </table:table-cell>
          <table:table-cell table:number-columns-repeated="4"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table:number-columns-repeated="5"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table:number-columns-repeated="3" office:value-type="string" calcext:value-type="string">
            <text:p>WALL:16|</text:p>
          </table:table-cell>
          <table:table-cell table:number-columns-repeated="7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style-name="ce1" office:value-type="string" calcext:value-type="string">
            <text:p>FLOOR:1|DEPLOY:2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24:0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table:number-columns-repeated="3" office:value-type="string" calcext:value-type="string">
            <text:p>FLOOR:2|DEPLOY:1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table:number-columns-repeated="4" office:value-type="string" calcext:value-type="string">
            <text:p>WALL:16|</text:p>
          </table:table-cell>
          <table:table-cell office:value-type="string" calcext:value-type="string">
            <text:p>FLOOR:2|</text:p>
          </table:table-cell>
          <table:table-cell table:number-columns-repeated="3"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table:number-columns-repeated="4"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13:0|</text:p>
          </table:table-cell>
          <table:table-cell table:number-columns-repeated="6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2|</text:p>
          </table:table-cell>
          <table:table-cell table:number-columns-repeated="3"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office:value-type="string" calcext:value-type="string">
            <text:p>WALL:16|</text:p>
          </table:table-cell>
          <table:table-cell table:number-columns-repeated="8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table:number-columns-repeated="2"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FLOOR:1|SCENERY:7:0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style-name="ce1" office:value-type="string" calcext:value-type="string">
            <text:p>FLOOR:1|DEPLOY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table:number-columns-repeated="2"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2|</text:p>
          </table:table-cell>
          <table:table-cell table:number-columns-repeated="7"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6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8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6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FLOOR:1|SCENERY:6:2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7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2|</text:p>
          </table:table-cell>
          <table:table-cell table:number-columns-repeated="3"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table:number-columns-repeated="4" office:value-type="string" calcext:value-type="string">
            <text:p>WALL:16|</text:p>
          </table:table-cell>
          <table:table-cell table:number-columns-repeated="8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FLOOR:2|</text:p>
          </table:table-cell>
          <table:table-cell table:number-columns-repeated="4"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FLOOR:1|SCENERY:35:0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table:number-columns-repeated="2" office:value-type="string" calcext:value-type="string">
            <text:p>WALL:16|</text:p>
          </table:table-cell>
          <table:table-cell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1|</text:p>
          </table:table-cell>
          <table:table-cell office:value-type="string" calcext:value-type="string">
            <text:p>FLOOR:1|SCENERY:25:0|</text:p>
          </table:table-cell>
          <table:table-cell office:value-type="string" calcext:value-type="string">
            <text:p>FLOOR:1|SCENERY:1:0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WALL:16|SCENERY:43:0|</text:p>
          </table:table-cell>
          <table:table-cell office:value-type="string" calcext:value-type="string">
            <text:p>FLOOR:1|DOOR:2|</text:p>
          </table:table-cell>
          <table:table-cell table:number-columns-repeated="2"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7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table:number-columns-repeated="3"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table:style-name="ce1" office:value-type="string" calcext:value-type="string">
            <text:p>FLOOR:1|DEPLOY:2|</text:p>
          </table:table-cell>
          <table:table-cell office:value-type="string" calcext:value-type="string">
            <text:p>WALL:16|</text:p>
          </table:table-cell>
          <table:table-cell table:number-columns-repeated="8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6:0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6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2|</text:p>
          </table:table-cell>
          <table:table-cell table:number-columns-repeated="8"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11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7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FLOOR:1|SCENERY:14:1|</text:p>
          </table:table-cell>
          <table:table-cell table:number-columns-repeated="4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8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table:number-columns-repeated="2"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table:number-columns-repeated="2" office:value-type="string" calcext:value-type="string">
            <text:p>WALL:16|</text:p>
          </table:table-cell>
          <table:table-cell table:number-columns-repeated="11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table:number-columns-repeated="7"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table:number-columns-repeated="3" office:value-type="string" calcext:value-type="string">
            <text:p>WALL:16|</text:p>
          </table:table-cell>
          <table:table-cell table:number-columns-repeated="7" office:value-type="string" calcext:value-type="string">
            <text:p>FLOOR:2|</text:p>
          </table:table-cell>
          <table:table-cell table:number-columns-repeated="5"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table:number-columns-repeated="6"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table:number-columns-repeated="2"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11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11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30:0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FLOOR:1|SCENERY:30:0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5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table:number-columns-repeated="10"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1|</text:p>
          </table:table-cell>
          <table:table-cell table:number-columns-repeated="7" office:value-type="string" calcext:value-type="string">
            <text:p>WALL:16|</text:p>
          </table:table-cell>
          <table:table-cell table:number-columns-repeated="5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table:number-columns-repeated="2" office:value-type="string" calcext:value-type="string">
            <text:p>WALL:16|</text:p>
          </table:table-cell>
          <table:table-cell table:number-columns-repeated="4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30:0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FLOOR:1|SCENERY:1:0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18:0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FLOOR:1|SCENERY:13:0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style-name="ce1" office:value-type="string" calcext:value-type="string">
            <text:p>FLOOR:1|DEPLOY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COMP:1|OWNER:2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FLOOR:1|SCENERY:19:0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9" office:value-type="string" calcext:value-type="string">
            <text:p>FLOOR:1|</text:p>
          </table:table-cell>
          <table:table-cell office:value-type="string" calcext:value-type="string">
            <text:p>FLOOR:1|SCENERY:7:0|</text:p>
          </table:table-cell>
          <table:table-cell table:number-columns-repeated="2"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table:number-columns-repeated="6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table:number-columns-repeated="2"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FLOOR:2|</text:p>
          </table:table-cell>
          <table:table-cell table:number-columns-repeated="2"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table:number-columns-repeated="8" office:value-type="string" calcext:value-type="string">
            <text:p>WALL:16|</text:p>
          </table:table-cell>
          <table:table-cell table:number-columns-repeated="2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FLOOR:1|SCENERY:25:0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5" office:value-type="string" calcext:value-type="string">
            <text:p>FLOOR:1|</text:p>
          </table:table-cell>
          <table:table-cell office:value-type="string" calcext:value-type="string">
            <text:p>FLOOR:1|SCENERY:13:0|</text:p>
          </table:table-cell>
          <table:table-cell table:number-columns-repeated="4" office:value-type="string" calcext:value-type="string">
            <text:p>FLOOR:1|</text:p>
          </table:table-cell>
          <table:table-cell office:value-type="string" calcext:value-type="string">
            <text:p>FLOOR:1|SCENERY:6:2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table:number-columns-repeated="10"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FLOOR:1|SCENERY:14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9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6:0|</text:p>
          </table:table-cell>
          <table:table-cell table:number-columns-repeated="3" office:value-type="string" calcext:value-type="string">
            <text:p>FLOOR:1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11:0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1|</text:p>
          </table:table-cell>
          <table:table-cell table:number-columns-repeated="8" office:value-type="string" calcext:value-type="string">
            <text:p>WALL:16|</text:p>
          </table:table-cell>
          <table:table-cell table:number-columns-repeated="1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office:value-type="string" calcext:value-type="string">
            <text:p>WALL:16|</text:p>
          </table:table-cell>
          <table:table-cell table:number-columns-repeated="9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table:number-columns-repeated="2" office:value-type="string" calcext:value-type="string">
            <text:p>WALL:16|</text:p>
          </table:table-cell>
          <table:table-cell office:value-type="string" calcext:value-type="string">
            <text:p>WALL:16|SCENERY:43:0|</text:p>
          </table:table-cell>
          <table:table-cell office:value-type="string" calcext:value-type="string">
            <text:p>FLOOR:1|DOOR:2|</text:p>
          </table:table-cell>
          <table:table-cell table:number-columns-repeated="3"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7" office:value-type="string" calcext:value-type="string">
            <text:p>FLOOR:1|</text:p>
          </table:table-cell>
          <table:table-cell office:value-type="string" calcext:value-type="string">
            <text:p>FLOOR:1|SCENERY:7:0|</text:p>
          </table:table-cell>
          <table:table-cell table:number-columns-repeated="2" office:value-type="string" calcext:value-type="string">
            <text:p>FLOOR:1|</text:p>
          </table:table-cell>
          <table:table-cell table:style-name="ce1" office:value-type="string" calcext:value-type="string">
            <text:p>FLOOR:1|DEPLOY:2|</text:p>
          </table:table-cell>
          <table:table-cell office:value-type="string" calcext:value-type="string">
            <text:p>WALL:16|</text:p>
          </table:table-cell>
          <table:table-cell table:number-columns-repeated="1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9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10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14:0|</text:p>
          </table:table-cell>
          <table:table-cell table:number-columns-repeated="9" office:value-type="string" calcext:value-type="string">
            <text:p>FLOOR:1|</text:p>
          </table:table-cell>
          <table:table-cell office:value-type="string" calcext:value-type="string">
            <text:p>FLOOR:1|SCENERY:6:2|</text:p>
          </table:table-cell>
          <table:table-cell office:value-type="string" calcext:value-type="string">
            <text:p>WALL:16|</text:p>
          </table:table-cell>
          <table:table-cell table:number-columns-repeated="1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FLOOR:2|</text:p>
          </table:table-cell>
          <table:table-cell table:number-columns-repeated="2"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table:number-columns-repeated="11"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table:number-columns-repeated="2"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table:number-columns-repeated="2"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table:number-columns-repeated="2"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1|</text:p>
          </table:table-cell>
          <table:table-cell table:number-columns-repeated="22" office:value-type="string" calcext:value-type="string">
            <text:p>WALL:16|</text:p>
          </table:table-cell>
          <table:table-cell table:number-columns-repeated="2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13" office:value-type="string" calcext:value-type="string">
            <text:p>FLOOR:1|</text:p>
          </table:table-cell>
          <table:table-cell office:value-type="string" calcext:value-type="string">
            <text:p>FLOOR:1|SCENERY:11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26:0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SCENERY:26:0|</text:p>
          </table:table-cell>
          <table:table-cell office:value-type="string" calcext:value-type="string">
            <text:p>COMP:1|OWNER:2|</text:p>
          </table:table-cell>
          <table:table-cell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table:number-columns-repeated="28" office:value-type="string" calcext:value-type="string">
            <text:p>FLOOR:1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FLOOR:2|</text:p>
          </table:table-cell>
          <table:table-cell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table:number-columns-repeated="23" office:value-type="string" calcext:value-type="string">
            <text:p>WALL:16|</text:p>
          </table:table-cell>
          <table:table-cell table:number-columns-repeated="4" office:value-type="string" calcext:value-type="string">
            <text:p>FLOOR:2|</text:p>
          </table:table-cell>
          <table:table-cell table:number-columns-repeated="28" office:value-type="string" calcext:value-type="string">
            <text:p>WALL:16|</text:p>
          </table:table-cell>
          <table:table-cell office:value-type="string" calcext:value-type="string">
            <text:p>FLOOR:1|DOOR:2|</text:p>
          </table:table-cell>
          <table:table-cell office:value-type="string" calcext:value-type="string">
            <text:p>WALL:16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5" office:value-type="string" calcext:value-type="string">
            <text:p>FLOOR:2|</text:p>
          </table:table-cell>
          <table:table-cell office:value-type="string" calcext:value-type="string">
            <text:p>FLOOR:2|SCENERY:11:1|</text:p>
          </table:table-cell>
          <table:table-cell table:number-columns-repeated="53" office:value-type="string" calcext:value-type="string">
            <text:p>FLOOR:2|</text:p>
          </table:table-cell>
          <table:table-cell office:value-type="string" calcext:value-type="string">
            <text:p>FLOOR:2|SCENERY:14:1|</text:p>
          </table:table-cell>
          <table:table-cell table:number-columns-repeated="5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FLOOR:2|</text:p>
          </table:table-cell>
          <table:table-cell table:number-columns-repeated="3" office:value-type="string" calcext:value-type="string">
            <text:p>FLOOR:2|DEPLOY:1|</text:p>
          </table:table-cell>
          <table:table-cell table:number-columns-repeated="53" office:value-type="string" calcext:value-type="string">
            <text:p>FLOOR:2|</text:p>
          </table:table-cell>
          <table:table-cell table:number-columns-repeated="3" office:value-type="string" calcext:value-type="string">
            <text:p>FLOOR:2|DEPLOY:1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FLOOR:2|</text:p>
          </table:table-cell>
          <table:table-cell table:number-columns-repeated="3" office:value-type="string" calcext:value-type="string">
            <text:p>FLOOR:2|DEPLOY:1|</text:p>
          </table:table-cell>
          <table:table-cell table:number-columns-repeated="53" office:value-type="string" calcext:value-type="string">
            <text:p>FLOOR:2|</text:p>
          </table:table-cell>
          <table:table-cell table:number-columns-repeated="3" office:value-type="string" calcext:value-type="string">
            <text:p>FLOOR:2|DEPLOY:1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FLOOR:2|</text:p>
          </table:table-cell>
          <table:table-cell table:number-columns-repeated="3" office:value-type="string" calcext:value-type="string">
            <text:p>FLOOR:2|DEPLOY:1|</text:p>
          </table:table-cell>
          <table:table-cell table:number-columns-repeated="53" office:value-type="string" calcext:value-type="string">
            <text:p>FLOOR:2|</text:p>
          </table:table-cell>
          <table:table-cell table:number-columns-repeated="3" office:value-type="string" calcext:value-type="string">
            <text:p>FLOOR:2|DEPLOY:1|</text:p>
          </table:table-cell>
          <table:table-cell table:number-columns-repeated="3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11" office:value-type="string" calcext:value-type="string">
            <text:p>FLOOR:2|</text:p>
          </table:table-cell>
          <table:table-cell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3"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3"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3"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3"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3"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3"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3"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3"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3"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4"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11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11" office:value-type="string" calcext:value-type="string">
            <text:p>FLOOR:2|</text:p>
          </table:table-cell>
          <table:table-cell table:number-columns-repeated="43" office:value-type="string" calcext:value-type="string">
            <text:p>FLOOR:31|</text:p>
          </table:table-cell>
          <table:table-cell table:number-columns-repeated="11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11" office:value-type="string" calcext:value-type="string">
            <text:p>FLOOR:2|</text:p>
          </table:table-cell>
          <table:table-cell office:value-type="string" calcext:value-type="string">
            <text:p>FLOOR:31|</text:p>
          </table:table-cell>
          <table:table-cell table:number-columns-repeated="41" office:value-type="string" calcext:value-type="string">
            <text:p>FLOOR:64|</text:p>
          </table:table-cell>
          <table:table-cell office:value-type="string" calcext:value-type="string">
            <text:p>FLOOR:31|</text:p>
          </table:table-cell>
          <table:table-cell table:number-columns-repeated="11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11" office:value-type="string" calcext:value-type="string">
            <text:p>FLOOR:2|</text:p>
          </table:table-cell>
          <table:table-cell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3"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3"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3"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3"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3"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3"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3"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3"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3"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4" office:value-type="string" calcext:value-type="string">
            <text:p>FLOOR:31|</text:p>
          </table:table-cell>
          <table:table-cell office:value-type="string" calcext:value-type="string">
            <text:p>FLOOR:63|</text:p>
          </table:table-cell>
          <table:table-cell table:number-columns-repeated="11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65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65" office:value-type="string" calcext:value-type="string">
            <text:p>FLOOR:2|</text:p>
          </table:table-cell>
          <table:table-cell table:number-columns-repeated="6"/>
        </table:table-row>
        <table:table-row table:style-name="ro1">
          <table:table-cell table:number-columns-repeated="65" office:value-type="string" calcext:value-type="string">
            <text:p>FLOOR:2|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2T06:37:17.556000000</dc:date>
    <meta:editing-duration>PT8M28S</meta:editing-duration>
    <meta:editing-cycles>2</meta:editing-cycles>
    <meta:generator>LibreOffice/5.1.3.2$Windows_x86 LibreOffice_project/644e4637d1d8544fd9f56425bd6cec110e49301b</meta:generator>
    <meta:document-statistic meta:table-count="1" meta:cell-count="4226" meta:object-count="0"/>
  </office:meta>
</office:document-meta>
</file>